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f5a4" officeooo:paragraph-rsid="0008f5a4"/>
    </style:style>
    <style:style style:name="P2" style:family="paragraph" style:parent-style-name="Standard">
      <style:text-properties officeooo:rsid="0008fdbd" officeooo:paragraph-rsid="0008fdbd"/>
    </style:style>
    <style:style style:name="P3" style:family="paragraph" style:parent-style-name="Standard">
      <style:text-properties officeooo:rsid="000d787b" officeooo:paragraph-rsid="000d787b"/>
    </style:style>
    <style:style style:name="P4" style:family="paragraph" style:parent-style-name="Standard">
      <style:paragraph-properties fo:text-align="justify" style:justify-single-word="false"/>
      <style:text-properties officeooo:rsid="0010cfc4" officeooo:paragraph-rsid="0010cfc4"/>
    </style:style>
    <style:style style:name="P5" style:family="paragraph" style:parent-style-name="Standard">
      <style:text-properties officeooo:rsid="00173bef" officeooo:paragraph-rsid="00173bef"/>
    </style:style>
    <style:style style:name="P6" style:family="paragraph" style:parent-style-name="Standard">
      <style:text-properties officeooo:rsid="00173bef" officeooo:paragraph-rsid="001a07ec"/>
    </style:style>
    <style:style style:name="P7" style:family="paragraph" style:parent-style-name="Standard">
      <style:text-properties officeooo:rsid="00173bef" officeooo:paragraph-rsid="001d81fb"/>
    </style:style>
    <style:style style:name="P8" style:family="paragraph" style:parent-style-name="Standard">
      <style:text-properties fo:font-size="14pt" fo:font-weight="bold" officeooo:rsid="00173bef" officeooo:paragraph-rsid="00173bef" style:font-size-asian="14pt" style:font-weight-asian="bold" style:font-size-complex="14pt" style:font-weight-complex="bold"/>
    </style:style>
    <style:style style:name="P9" style:family="paragraph" style:parent-style-name="Standard">
      <style:text-properties officeooo:rsid="001ba791" officeooo:paragraph-rsid="00173bef"/>
    </style:style>
    <style:style style:name="P10" style:family="paragraph" style:parent-style-name="Standard" style:list-style-name="L1">
      <style:text-properties officeooo:rsid="001ba791" officeooo:paragraph-rsid="001ba791"/>
    </style:style>
    <style:style style:name="T1" style:family="text">
      <style:text-properties officeooo:rsid="0009e758"/>
    </style:style>
    <style:style style:name="T2" style:family="text">
      <style:text-properties officeooo:rsid="0011d42a"/>
    </style:style>
    <style:style style:name="T3" style:family="text">
      <style:text-properties officeooo:rsid="001509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System design is the process of defining the architecture, components , interfaces and data for a system. <text:s/>It targets at satisfying the specified requirements after data collection and analysis was conducted. This phase <text:span text:style-name="T1">determines</text:span> how the Student Project Management System can be implemented and how the users can interact with the system to achieve their objectives. The design will guide the developer during the development and enhance <text:span text:style-name="T1">proper</text:span> understanding of the system.</text:p>
      <text:p text:style-name="P2">Design phase enables loopholes to be <text:span text:style-name="T1">identified</text:span> early enough before implementation.</text:p>
      <text:p text:style-name="P1"/>
      <text:p text:style-name="P1"/>
      <text:p text:style-name="P1"/>
      <text:p text:style-name="P1"/>
      <text:p text:style-name="P1"/>
      <text:p text:style-name="P1"/>
      <text:p text:style-name="P1"/>
      <text:p text:style-name="P1"/>
      <text:p text:style-name="P1"/>
      <text:p text:style-name="P1"/>
      <text:p text:style-name="P1"/>
      <text:p text:style-name="P1">OVERVIEW OF INTENDED SYSTEM</text:p>
      <text:p text:style-name="P1"/>
      <text:p text:style-name="P3">The target for the intended system is a web based portal where several <text:span text:style-name="T3">p</text:span>rocesses involved in academic project design can be implemented. </text:p>
      <text:p text:style-name="P3"/>
      <text:p text:style-name="P4">Firstly all the students need to register into the system using registration form. Then registered students can login into the system using their id and password to get authenticated. When the students login to the system, then they will form the groups by their own. Similarly, project guide needs to login into the system using their id and password. Project coordinator is main aspect of the system which will assign different <text:span text:style-name="T2">students</text:span> to the <text:span text:style-name="T2">supervisors</text:span>.</text:p>
      <text:p text:style-name="P4"/>
      <text:p text:style-name="P4">Project coordinator and project guide is co-ordinate with each other. Depending upon the different parameters, the work is assigned by the coordinator and the progress chart of the group is created. For creating progress chart we are using a work breakdown structure (WBS). Depending on progress charts the marks will automatically get assigned for particular group of the stud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CONCEPTUAL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YSTEM PROCESS FLOW</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INTERFACE DESIG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DATABASE DESIGN</text:p>
      <text:p text:style-name="P8"/>
      <text:p text:style-name="P5">The general theme behind a database is to handle information as an integrated whole. A database</text:p>
      <text:p text:style-name="P6">is a collection of interrelated data stored with minimum redundancy to serve many users quickly and effectively. </text:p>
      <text:p text:style-name="P6">After designing input and output, the analyst must concentrate on database design or how data should be organized around user requirements. </text:p>
      <text:p text:style-name="P7">The general objective is to make information access, easy quick, inexpensive and flexible for other users. During database design the following objectives are concerned</text:p>
      <text:p text:style-name="P9"/>
      <text:list xml:id="list3328163378753723696" text:style-name="L1">
        <text:list-item>
          <text:p text:style-name="P10">Controlled Redundancy</text:p>
        </text:list-item>
        <text:list-item>
          <text:p text:style-name="P10">Data independence</text:p>
        </text:list-item>
        <text:list-item>
          <text:p text:style-name="P10">Accurate and integrating</text:p>
        </text:list-item>
        <text:list-item>
          <text:p text:style-name="P10">More information at low cost</text:p>
        </text:list-item>
        <text:list-item>
          <text:p text:style-name="P10">Recovery from failure</text:p>
        </text:list-item>
        <text:list-item>
          <text:p text:style-name="P10">Privacy and security</text:p>
        </text:list-item>
        <text:list-item>
          <text:p text:style-name="P10">Performance</text:p>
        </text:list-item>
        <text:list-item>
          <text:p text:style-name="P10">Ease of learning and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7:49:49.991672956</meta:creation-date>
    <meta:generator>LibreOffice/5.1.6.2$Linux_X86_64 LibreOffice_project/10m0$Build-2</meta:generator>
    <dc:date>2018-11-19T22:49:26.745603621</dc:date>
    <meta:editing-duration>PT4H28M56S</meta:editing-duration>
    <meta:editing-cycles>17</meta:editing-cycles>
    <meta:document-statistic meta:table-count="0" meta:image-count="0" meta:object-count="0" meta:page-count="3" meta:paragraph-count="23" meta:word-count="363" meta:character-count="2331" meta:non-whitespace-character-count="1995"/>
  </office:meta>
</office:document-meta>
</file>